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4.249cm" style:rel-column-width="16383*"/>
    </style:style>
    <style:style style:name="Πίνακας1.D" style:family="table-column">
      <style:table-column-properties style:column-width="4.251cm" style:rel-column-width="16386*"/>
    </style:style>
    <style:style style:name="Πίνακας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4.249cm" style:rel-column-width="16383*"/>
    </style:style>
    <style:style style:name="Πίνακας2.D" style:family="table-column">
      <style:table-column-properties style:column-width="4.251cm" style:rel-column-width="16386*"/>
    </style:style>
    <style:style style:name="Πίνακας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4.249cm" style:rel-column-width="16383*"/>
    </style:style>
    <style:style style:name="Πίνακας3.D" style:family="table-column">
      <style:table-column-properties style:column-width="4.251cm" style:rel-column-width="16386*"/>
    </style:style>
    <style:style style:name="Πίνακας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4.249cm" style:rel-column-width="16383*"/>
    </style:style>
    <style:style style:name="Πίνακας4.D" style:family="table-column">
      <style:table-column-properties style:column-width="4.251cm" style:rel-column-width="16386*"/>
    </style:style>
    <style:style style:name="Πίνακας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4.249cm" style:rel-column-width="16383*"/>
    </style:style>
    <style:style style:name="Πίνακας5.D" style:family="table-column">
      <style:table-column-properties style:column-width="4.251cm" style:rel-column-width="16386*"/>
    </style:style>
    <style:style style:name="Πίνακας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4.249cm" style:rel-column-width="16383*"/>
    </style:style>
    <style:style style:name="Πίνακας6.D" style:family="table-column">
      <style:table-column-properties style:column-width="4.251cm" style:rel-column-width="16386*"/>
    </style:style>
    <style:style style:name="Πίνακας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ee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a3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05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1aeeb8"/>
    </style:style>
    <style:style style:name="P5" style:family="paragraph" style:parent-style-name="Standard">
      <style:text-properties officeooo:paragraph-rsid="001ba3a0"/>
    </style:style>
    <style:style style:name="P6" style:family="paragraph" style:parent-style-name="Standard">
      <style:text-properties officeooo:paragraph-rsid="001d05a2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officeooo:paragraph-rsid="001aee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officeooo:paragraph-rsid="001ba3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officeooo:paragraph-rsid="001d05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a3a0" officeooo:paragraph-rsid="001ba3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paragraph-rsid="001aeeb8"/>
    </style:style>
    <style:style style:name="T1" style:family="text">
      <style:text-properties officeooo:rsid="001aeeb8"/>
    </style:style>
    <style:style style:name="T2" style:family="text">
      <style:text-properties officeooo:rsid="001ba3a0"/>
    </style:style>
    <style:style style:name="T3" style:family="text">
      <style:text-properties officeooo:rsid="001d05a2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e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05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α) 192.168.1.1 →<text:span text:style-name="T1"> ΚΛΑΣΗ C (ξεκινάει από 192 αλλά και το δυαδικό από 110)</text:span></text:p>
      <text:p text:style-name="Standard"/>
      <table:table table:name="Πίνακας1" table:style-name="Πίνακας1">
        <table:table-column table:style-name="Πίνακας1.A" table:number-columns-repeated="3"/>
        <table:table-column table:style-name="Πίνακας1.D"/>
        <table:table-row>
          <table:table-cell table:style-name="Πίνακας1.A1" office:value-type="string">
            <text:p text:style-name="P8">192</text:p>
          </table:table-cell>
          <table:table-cell table:style-name="Πίνακας1.A1" office:value-type="string">
            <text:p text:style-name="P8">168</text:p>
          </table:table-cell>
          <table:table-cell table:style-name="Πίνακας1.A1" office:value-type="string">
            <text:p text:style-name="P8">1</text:p>
          </table:table-cell>
          <table:table-cell table:style-name="Πίνακας1.D1" office:value-type="string">
            <text:p text:style-name="P8">1</text:p>
          </table:table-cell>
        </table:table-row>
        <table:table-row>
          <table:table-cell table:style-name="Πίνακας1.A2" office:value-type="string">
            <text:p text:style-name="P8">11000000</text:p>
          </table:table-cell>
          <table:table-cell table:style-name="Πίνακας1.A2" office:value-type="string">
            <text:p text:style-name="P8">10101000</text:p>
          </table:table-cell>
          <table:table-cell table:style-name="Πίνακας1.A2" office:value-type="string">
            <text:p text:style-name="P8">00000001</text:p>
          </table:table-cell>
          <table:table-cell table:style-name="Πίνακας1.D2" office:value-type="string">
            <text:p text:style-name="P8">00000001</text:p>
          </table:table-cell>
        </table:table-row>
        <table:table-row>
          <table:table-cell table:style-name="Πίνακας1.A2" office:value-type="string">
            <text:p text:style-name="P4">192-128<text:span text:style-name="T1">=64</text:span></text:p>
            <text:p text:style-name="P4">64-<text:span text:style-name="T1">64=0</text:span></text:p>
            <text:p text:style-name="P4"><text:span text:style-name="T1">0-</text:span>32</text:p>
            <text:p text:style-name="P4"><text:span text:style-name="T1">0-</text:span>16</text:p>
            <text:p text:style-name="P4"><text:span text:style-name="T1">0-</text:span>8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1.A2" office:value-type="string">
            <text:p text:style-name="P4"><text:span text:style-name="T1">168</text:span>-128<text:span text:style-name="T1">=40</text:span></text:p>
            <text:p text:style-name="P4"><text:span text:style-name="T1">40-</text:span>64</text:p>
            <text:p text:style-name="P4"><text:span text:style-name="T1">40-</text:span>32<text:span text:style-name="T1">=8</text:span></text:p>
            <text:p text:style-name="P4"><text:span text:style-name="T1">8-</text:span>16</text:p>
            <text:p text:style-name="P4"><text:span text:style-name="T1">8-</text:span>8<text:span text:style-name="T1">=0</text:span>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1.A2" office:value-type="string">
            <text:p text:style-name="P4"><text:span text:style-name="T1">1</text:span>-1<text:span text:style-name="T1">28</text:span></text:p>
            <text:p text:style-name="P4"><text:span text:style-name="T1">1-</text:span>64</text:p>
            <text:p text:style-name="P4"><text:span text:style-name="T1">1-</text:span>32</text:p>
            <text:p text:style-name="P4"><text:span text:style-name="T1">1-</text:span>16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  <table:table-cell table:style-name="Πίνακας1.D2" office:value-type="string">
            <text:p text:style-name="P4"><text:span text:style-name="T1">1</text:span>-1<text:span text:style-name="T1">28</text:span></text:p>
            <text:p text:style-name="P4"><text:span text:style-name="T1">1-</text:span>64</text:p>
            <text:p text:style-name="P4"><text:span text:style-name="T1">1-</text:span>32</text:p>
            <text:p text:style-name="P4"><text:span text:style-name="T1">1-</text:span>16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</table:table-row>
      </table:table>
      <text:p text:style-name="Standard"/>
      <text:p text:style-name="Standard"/>
      <text:p text:style-name="Standard">β) 10.125.35.16 →<text:span text:style-name="T2"> ΚΛΑΣΗ Α (ξεκινάει από 10 αλλά και δυαδικό από 0)</text:span></text:p>
      <text:p text:style-name="Standard"/>
      <text:p text:style-name="P4"/>
      <table:table table:name="Πίνακας2" table:style-name="Πίνακας2">
        <table:table-column table:style-name="Πίνακας2.A" table:number-columns-repeated="3"/>
        <table:table-column table:style-name="Πίνακας2.D"/>
        <table:table-row>
          <table:table-cell table:style-name="Πίνακας2.A1" office:value-type="string">
            <text:p text:style-name="P8">10</text:p>
          </table:table-cell>
          <table:table-cell table:style-name="Πίνακας2.A1" office:value-type="string">
            <text:p text:style-name="P8">125</text:p>
          </table:table-cell>
          <table:table-cell table:style-name="Πίνακας2.A1" office:value-type="string">
            <text:p text:style-name="P8">35</text:p>
          </table:table-cell>
          <table:table-cell table:style-name="Πίνακας2.D1" office:value-type="string">
            <text:p text:style-name="P8">16</text:p>
          </table:table-cell>
        </table:table-row>
        <table:table-row>
          <table:table-cell table:style-name="Πίνακας2.A2" office:value-type="string">
            <text:p text:style-name="P8">00001010</text:p>
          </table:table-cell>
          <table:table-cell table:style-name="Πίνακας2.A2" office:value-type="string">
            <text:p text:style-name="P8">01111101</text:p>
          </table:table-cell>
          <table:table-cell table:style-name="Πίνακας2.A2" office:value-type="string">
            <text:p text:style-name="P8">00100011</text:p>
          </table:table-cell>
          <table:table-cell table:style-name="Πίνακας2.D2" office:value-type="string">
            <text:p text:style-name="P8">00010000</text:p>
          </table:table-cell>
        </table:table-row>
        <table:table-row>
          <table:table-cell table:style-name="Πίνακας2.A2" office:value-type="string">
            <text:p text:style-name="P4">1<text:span text:style-name="T1">0</text:span>-128</text:p>
            <text:p text:style-name="P4"><text:span text:style-name="T1">10</text:span>-<text:span text:style-name="T1">64</text:span></text:p>
            <text:p text:style-name="P4"><text:span text:style-name="T1">10-</text:span>32</text:p>
            <text:p text:style-name="P4"><text:span text:style-name="T1">10-</text:span>16</text:p>
            <text:p text:style-name="P4"><text:span text:style-name="T1">10-</text:span>8<text:span text:style-name="T1">=2</text:span></text:p>
            <text:p text:style-name="P4"><text:span text:style-name="T1">2-</text:span>4</text:p>
            <text:p text:style-name="P4"><text:span text:style-name="T1">2-</text:span>2<text:span text:style-name="T1">=0</text:span></text:p>
            <text:p text:style-name="P1"><text:span text:style-name="T1">0-</text:span>1</text:p>
          </table:table-cell>
          <table:table-cell table:style-name="Πίνακας2.A2" office:value-type="string">
            <text:p text:style-name="P4"><text:span text:style-name="T1">125</text:span>-128</text:p>
            <text:p text:style-name="P4"><text:span text:style-name="T1">125-</text:span>64<text:span text:style-name="T1">=61</text:span></text:p>
            <text:p text:style-name="P4"><text:span text:style-name="T1">61-</text:span>32<text:span text:style-name="T1">=29</text:span></text:p>
            <text:p text:style-name="P4"><text:span text:style-name="T1">29-</text:span>16<text:span text:style-name="T1">=13</text:span></text:p>
            <text:p text:style-name="P4"><text:span text:style-name="T1">13-</text:span>8<text:span text:style-name="T1">=5</text:span></text:p>
            <text:p text:style-name="P4"><text:span text:style-name="T1">5-</text:span>4<text:span text:style-name="T1">=1</text:span></text:p>
            <text:p text:style-name="P4"><text:span text:style-name="T1">1-</text:span>2</text:p>
            <text:p text:style-name="P1"><text:span text:style-name="T1">1-</text:span>1<text:span text:style-name="T1">=0</text:span></text:p>
          </table:table-cell>
          <table:table-cell table:style-name="Πίνακας2.A2" office:value-type="string">
            <text:p text:style-name="P4"><text:span text:style-name="T1">35</text:span>-1<text:span text:style-name="T1">28</text:span></text:p>
            <text:p text:style-name="P4"><text:span text:style-name="T1">35-</text:span>64</text:p>
            <text:p text:style-name="P4"><text:span text:style-name="T1">35-</text:span>32<text:span text:style-name="T1">=3</text:span></text:p>
            <text:p text:style-name="P4"><text:span text:style-name="T1">2-</text:span>16</text:p>
            <text:p text:style-name="P4"><text:span text:style-name="T1">3-</text:span>8</text:p>
            <text:p text:style-name="P4"><text:span text:style-name="T1">3-</text:span>4</text:p>
            <text:p text:style-name="P4"><text:span text:style-name="T1">3-</text:span>2<text:span text:style-name="T1">=1</text:span></text:p>
            <text:p text:style-name="P1">1-<text:span text:style-name="T1">1=0</text:span></text:p>
          </table:table-cell>
          <table:table-cell table:style-name="Πίνακας2.D2" office:value-type="string">
            <text:p text:style-name="P4"><text:span text:style-name="T1">16</text:span>-1<text:span text:style-name="T1">28</text:span></text:p>
            <text:p text:style-name="P4"><text:span text:style-name="T1">16-</text:span>64</text:p>
            <text:p text:style-name="P4"><text:span text:style-name="T1">16-</text:span>32</text:p>
            <text:p text:style-name="P4"><text:span text:style-name="T1">16-</text:span>16<text:span text:style-name="T1">=0</text:span></text:p>
            <text:p text:style-name="P4"><text:span text:style-name="T1">0-</text:span>8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</text:span>-<text:span text:style-name="T1">1</text:span></text:p>
          </table:table-cell>
        </table:table-row>
      </table:table>
      <text:p text:style-name="P4"/>
      <text:p text:style-name="Standard"/>
      <text:p text:style-name="Standard">γ) 125.56.145.13 →<text:span text:style-name="T2"> ΚΛΑΣΗ Α (ξεκινάει από 125 αλλά και στο δυαδικό από 0)</text:span></text:p>
      <text:p text:style-name="Standard"/>
      <text:p text:style-name="P4"/>
      <table:table table:name="Πίνακας3" table:style-name="Πίνακας3">
        <table:table-column table:style-name="Πίνακας3.A" table:number-columns-repeated="3"/>
        <table:table-column table:style-name="Πίνακας3.D"/>
        <table:table-row>
          <table:table-cell table:style-name="Πίνακας3.A1" office:value-type="string">
            <text:p text:style-name="P9">1<text:span text:style-name="T2">25</text:span></text:p>
          </table:table-cell>
          <table:table-cell table:style-name="Πίνακας3.A1" office:value-type="string">
            <text:p text:style-name="P11">56</text:p>
          </table:table-cell>
          <table:table-cell table:style-name="Πίνακας3.A1" office:value-type="string">
            <text:p text:style-name="P8">1<text:span text:style-name="T2">45</text:span></text:p>
          </table:table-cell>
          <table:table-cell table:style-name="Πίνακας3.D1" office:value-type="string">
            <text:p text:style-name="P8">1<text:span text:style-name="T2">3</text:span></text:p>
          </table:table-cell>
        </table:table-row>
        <table:table-row>
          <table:table-cell table:style-name="Πίνακας3.A2" office:value-type="string">
            <text:p text:style-name="P9">01111101</text:p>
          </table:table-cell>
          <table:table-cell table:style-name="Πίνακας3.A2" office:value-type="string">
            <text:p text:style-name="P9">0<text:span text:style-name="T2">0111000</text:span></text:p>
          </table:table-cell>
          <table:table-cell table:style-name="Πίνακας3.A2" office:value-type="string">
            <text:p text:style-name="P9">1<text:span text:style-name="T2">0010001</text:span></text:p>
          </table:table-cell>
          <table:table-cell table:style-name="Πίνακας3.D2" office:value-type="string">
            <text:p text:style-name="P9">0<text:span text:style-name="T2">0001101</text:span></text:p>
          </table:table-cell>
        </table:table-row>
        <table:table-row>
          <table:table-cell table:style-name="Πίνακας3.A2" office:value-type="string">
            <text:p text:style-name="P5"><text:span text:style-name="T1">125</text:span>-128</text:p>
            <text:p text:style-name="P5"><text:span text:style-name="T1">125-</text:span>64<text:span text:style-name="T1">=61</text:span></text:p>
            <text:p text:style-name="P5"><text:span text:style-name="T1">61-</text:span>32<text:span text:style-name="T1">=29</text:span></text:p>
            <text:p text:style-name="P5"><text:span text:style-name="T1">29-</text:span>16<text:span text:style-name="T1">=13</text:span></text:p>
            <text:p text:style-name="P5"><text:span text:style-name="T1">13-</text:span>8<text:span text:style-name="T1">=5</text:span></text:p>
            <text:p text:style-name="P5"><text:span text:style-name="T1">5-</text:span>4<text:span text:style-name="T1">=1</text:span></text:p>
            <text:p text:style-name="P5"><text:span text:style-name="T1">1-</text:span>2</text:p>
            <text:p text:style-name="P2"><text:span text:style-name="T1">1-</text:span>1<text:span text:style-name="T1">=0</text:span></text:p>
          </table:table-cell>
          <table:table-cell table:style-name="Πίνακας3.A2" office:value-type="string">
            <text:p text:style-name="P4"><text:span text:style-name="T2">56</text:span>-128</text:p>
            <text:p text:style-name="P4"><text:span text:style-name="T2">56-</text:span>64</text:p>
            <text:p text:style-name="P4"><text:span text:style-name="T2">56-</text:span>32<text:span text:style-name="T1">=24</text:span></text:p>
            <text:p text:style-name="P4"><text:span text:style-name="T2">24-</text:span>16<text:span text:style-name="T2">=8</text:span></text:p>
            <text:p text:style-name="P4"><text:span text:style-name="T1">8-</text:span>8<text:span text:style-name="T1">=0</text:span>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3.A2" office:value-type="string">
            <text:p text:style-name="P4"><text:span text:style-name="T1">145</text:span>-1<text:span text:style-name="T1">28=17</text:span></text:p>
            <text:p text:style-name="P4"><text:span text:style-name="T1">17-</text:span>64</text:p>
            <text:p text:style-name="P4"><text:span text:style-name="T1">17-</text:span>32</text:p>
            <text:p text:style-name="P4"><text:span text:style-name="T1">17-</text:span>16<text:span text:style-name="T2">=1</text:span>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  <table:table-cell table:style-name="Πίνακας3.D2" office:value-type="string">
            <text:p text:style-name="P4"><text:span text:style-name="T1">13</text:span>-1<text:span text:style-name="T1">28</text:span></text:p>
            <text:p text:style-name="P4"><text:span text:style-name="T1">13-</text:span>64</text:p>
            <text:p text:style-name="P4"><text:span text:style-name="T1">13-</text:span>32</text:p>
            <text:p text:style-name="P4"><text:span text:style-name="T1">13-</text:span>16</text:p>
            <text:p text:style-name="P4"><text:span text:style-name="T1">13-</text:span>8<text:span text:style-name="T2">=5</text:span></text:p>
            <text:p text:style-name="P4"><text:span text:style-name="T2">5-</text:span>4<text:span text:style-name="T2">=1</text:span></text:p>
            <text:p text:style-name="P4"><text:span text:style-name="T1">1-</text:span>2</text:p>
            <text:p text:style-name="P1">1-<text:span text:style-name="T1">1=0</text:span></text:p>
          </table:table-cell>
        </table:table-row>
      </table:table>
      <text:p text:style-name="P4"/>
      <text:p text:style-name="Standard"/>
      <text:p text:style-name="P7">δ) 182.48.17.5 →<text:span text:style-name="T3"> ΚΛΑΣΗ Β (ξεκινάει από 182 αλλά και στο δυαδικό από 10)</text:span></text:p>
      <text:p text:style-name="Standard"/>
      <text:p text:style-name="P4"/>
      <table:table table:name="Πίνακας4" table:style-name="Πίνακας4">
        <table:table-column table:style-name="Πίνακας4.A" table:number-columns-repeated="3"/>
        <table:table-column table:style-name="Πίνακας4.D"/>
        <table:table-row>
          <table:table-cell table:style-name="Πίνακας4.A1" office:value-type="string">
            <text:p text:style-name="P9">1<text:span text:style-name="T2">82</text:span></text:p>
          </table:table-cell>
          <table:table-cell table:style-name="Πίνακας4.A1" office:value-type="string">
            <text:p text:style-name="P11">48</text:p>
          </table:table-cell>
          <table:table-cell table:style-name="Πίνακας4.A1" office:value-type="string">
            <text:p text:style-name="P8">1<text:span text:style-name="T2">7</text:span></text:p>
          </table:table-cell>
          <table:table-cell table:style-name="Πίνακας4.D1" office:value-type="string">
            <text:p text:style-name="P11">5</text:p>
          </table:table-cell>
        </table:table-row>
        <table:table-row>
          <table:table-cell table:style-name="Πίνακας4.A2" office:value-type="string">
            <text:p text:style-name="P10">1<text:span text:style-name="T3">0110110</text:span></text:p>
          </table:table-cell>
          <table:table-cell table:style-name="Πίνακας4.A2" office:value-type="string">
            <text:p text:style-name="P10">0<text:span text:style-name="T3">0110000</text:span></text:p>
          </table:table-cell>
          <table:table-cell table:style-name="Πίνακας4.A2" office:value-type="string">
            <text:p text:style-name="P10">0<text:span text:style-name="T3">0010001</text:span></text:p>
          </table:table-cell>
          <table:table-cell table:style-name="Πίνακας4.D2" office:value-type="string">
            <text:p text:style-name="P10">0<text:span text:style-name="T3">0000101</text:span></text:p>
          </table:table-cell>
        </table:table-row>
        <table:table-row>
          <table:table-cell table:style-name="Πίνακας4.A2" office:value-type="string">
            <text:p text:style-name="P4">1<text:span text:style-name="T3">82</text:span>-128<text:span text:style-name="T1">=54</text:span></text:p>
            <text:p text:style-name="P4"><text:span text:style-name="T3">5</text:span>4-<text:span text:style-name="T1">64</text:span></text:p>
            <text:p text:style-name="P4"><text:span text:style-name="T3">54-</text:span>32<text:span text:style-name="T3">=22</text:span></text:p>
            <text:p text:style-name="P4"><text:span text:style-name="T3">22-</text:span>16<text:span text:style-name="T3">=6</text:span></text:p>
            <text:p text:style-name="P4"><text:span text:style-name="T3">6-</text:span>8</text:p>
            <text:p text:style-name="P4"><text:span text:style-name="T3">6-</text:span>4<text:span text:style-name="T3">=2</text:span></text:p>
            <text:p text:style-name="P4"><text:span text:style-name="T3">2-</text:span>2<text:span text:style-name="T3">=0</text:span></text:p>
            <text:p text:style-name="P1"><text:span text:style-name="T3">0-</text:span>1</text:p>
          </table:table-cell>
          <table:table-cell table:style-name="Πίνακας4.A2" office:value-type="string">
            <text:p text:style-name="P4"><text:span text:style-name="T3">48</text:span>-128</text:p>
            <text:p text:style-name="P4"><text:span text:style-name="T1">48-</text:span>64</text:p>
            <text:p text:style-name="P4"><text:span text:style-name="T1">48-</text:span>32<text:span text:style-name="T1">=16</text:span></text:p>
            <text:p text:style-name="P4"><text:span text:style-name="T3">16-</text:span>16<text:span text:style-name="T3">=0</text:span></text:p>
            <text:p text:style-name="P4"><text:span text:style-name="T3">0-</text:span>8</text:p>
            <text:p text:style-name="P4"><text:span text:style-name="T1">0-</text:span>4</text:p>
            <text:p text:style-name="P4"><text:span text:style-name="T1">0-</text:span>2</text:p>
            <text:p text:style-name="P1"><text:span text:style-name="T1">0-</text:span>1</text:p>
          </table:table-cell>
          <table:table-cell table:style-name="Πίνακας4.A2" office:value-type="string">
            <text:p text:style-name="P4"><text:span text:style-name="T1">17</text:span>-1<text:span text:style-name="T1">28</text:span></text:p>
            <text:p text:style-name="P4"><text:span text:style-name="T1">17-</text:span>64</text:p>
            <text:p text:style-name="P4"><text:span text:style-name="T1">17-</text:span>32</text:p>
            <text:p text:style-name="P4"><text:span text:style-name="T1">17-</text:span>16<text:span text:style-name="T3">=1</text:span></text:p>
            <text:p text:style-name="P4"><text:span text:style-name="T1">1-</text:span>8</text:p>
            <text:p text:style-name="P4"><text:span text:style-name="T1">1-</text:span>4</text:p>
            <text:p text:style-name="P4"><text:span text:style-name="T1">1-</text:span>2</text:p>
            <text:p text:style-name="P1">1-<text:span text:style-name="T1">1=0</text:span></text:p>
          </table:table-cell>
          <table:table-cell table:style-name="Πίνακας4.D2" office:value-type="string">
            <text:p text:style-name="P4"><text:span text:style-name="T1">5</text:span>-1<text:span text:style-name="T1">28</text:span></text:p>
            <text:p text:style-name="P4"><text:span text:style-name="T3">5-</text:span>64</text:p>
            <text:p text:style-name="P4"><text:span text:style-name="T3">5-</text:span>32</text:p>
            <text:p text:style-name="P4"><text:span text:style-name="T3">5-</text:span>16</text:p>
            <text:p text:style-name="P4"><text:span text:style-name="T3">5-</text:span>8</text:p>
            <text:p text:style-name="P4"><text:span text:style-name="T3">5-</text:span>4<text:span text:style-name="T3">=1</text:span></text:p>
            <text:p text:style-name="P4"><text:span text:style-name="T1">1-</text:span>2</text:p>
            <text:p text:style-name="P1">1-<text:span text:style-name="T1">1=0</text:span></text:p>
          </table:table-cell>
        </table:table-row>
      </table:table>
      <text:p text:style-name="P4"/>
      <text:p text:style-name="Standard"/>
      <text:p text:style-name="Standard">ε) 132.25.2.255 →<text:span text:style-name="T3"> ΚΛΑΣΗ Β (ξεκινάει από 132 και στην δυαδική μορφή από 10)</text:span></text:p>
      <text:p text:style-name="Standard"/>
      <text:p text:style-name="P4"/>
      <table:table table:name="Πίνακας5" table:style-name="Πίνακας5">
        <table:table-column table:style-name="Πίνακας5.A" table:number-columns-repeated="3"/>
        <table:table-column table:style-name="Πίνακας5.D"/>
        <table:table-row>
          <table:table-cell table:style-name="Πίνακας5.A1" office:value-type="string">
            <text:p text:style-name="P10">1<text:span text:style-name="T3">32</text:span></text:p>
          </table:table-cell>
          <table:table-cell table:style-name="Πίνακας5.A1" office:value-type="string">
            <text:p text:style-name="P10">2<text:span text:style-name="T3">5</text:span></text:p>
          </table:table-cell>
          <table:table-cell table:style-name="Πίνακας5.A1" office:value-type="string">
            <text:p text:style-name="P10">2</text:p>
          </table:table-cell>
          <table:table-cell table:style-name="Πίνακας5.D1" office:value-type="string">
            <text:p text:style-name="P10">2<text:span text:style-name="T3">55</text:span></text:p>
          </table:table-cell>
        </table:table-row>
        <table:table-row>
          <table:table-cell table:style-name="Πίνακας5.A2" office:value-type="string">
            <text:p text:style-name="P12"><text:span text:style-name="T4">10</text:span><text:span text:style-name="T5">000100</text:span></text:p>
          </table:table-cell>
          <table:table-cell table:style-name="Πίνακας5.A2" office:value-type="string">
            <text:p text:style-name="P10">0<text:span text:style-name="T3">0011001</text:span></text:p>
          </table:table-cell>
          <table:table-cell table:style-name="Πίνακας5.A2" office:value-type="string">
            <text:p text:style-name="P8">000000<text:span text:style-name="T3">10</text:span></text:p>
          </table:table-cell>
          <table:table-cell table:style-name="Πίνακας5.D2" office:value-type="string">
            <text:p text:style-name="P10">1<text:span text:style-name="T3">1111111</text:span></text:p>
          </table:table-cell>
        </table:table-row>
        <table:table-row>
          <table:table-cell table:style-name="Πίνακας5.A2" office:value-type="string">
            <text:p text:style-name="P4"><text:span text:style-name="T3">132</text:span>-128<text:span text:style-name="T1">=4</text:span></text:p>
            <text:p text:style-name="P4">4-<text:span text:style-name="T1">64</text:span></text:p>
            <text:p text:style-name="P4"><text:span text:style-name="T3">4-</text:span>32</text:p>
            <text:p text:style-name="P4"><text:span text:style-name="T3">4-</text:span>16</text:p>
            <text:p text:style-name="P4"><text:span text:style-name="T3">4-</text:span>8</text:p>
            <text:p text:style-name="P4"><text:span text:style-name="T3">4-</text:span>4<text:span text:style-name="T3">=0</text:span></text:p>
            <text:p text:style-name="P4"><text:span text:style-name="T3">0-</text:span>2</text:p>
            <text:p text:style-name="P1"><text:span text:style-name="T3">0-</text:span>1</text:p>
          </table:table-cell>
          <table:table-cell table:style-name="Πίνακας5.A2" office:value-type="string">
            <text:p text:style-name="P4"><text:span text:style-name="T3">25</text:span>-128</text:p>
            <text:p text:style-name="P4"><text:span text:style-name="T3">25-</text:span>64</text:p>
            <text:p text:style-name="P4"><text:span text:style-name="T3">25-</text:span>32</text:p>
            <text:p text:style-name="P4"><text:span text:style-name="T3">25-</text:span>16<text:span text:style-name="T3">=9</text:span></text:p>
            <text:p text:style-name="P4"><text:span text:style-name="T3">9-</text:span>8<text:span text:style-name="T1">=1</text:span></text:p>
            <text:p text:style-name="P4"><text:span text:style-name="T3">1-</text:span>4</text:p>
            <text:p text:style-name="P4"><text:span text:style-name="T3">1-</text:span>2</text:p>
            <text:p text:style-name="P1"><text:span text:style-name="T3">1-</text:span>1<text:span text:style-name="T3">=0</text:span></text:p>
          </table:table-cell>
          <table:table-cell table:style-name="Πίνακας5.A2" office:value-type="string">
            <text:p text:style-name="P4"><text:span text:style-name="T3">2</text:span>-1<text:span text:style-name="T1">28</text:span></text:p>
            <text:p text:style-name="P4"><text:span text:style-name="T3">2-</text:span>64</text:p>
            <text:p text:style-name="P4"><text:span text:style-name="T3">2-</text:span>32</text:p>
            <text:p text:style-name="P4"><text:span text:style-name="T3">2-</text:span>16</text:p>
            <text:p text:style-name="P4"><text:span text:style-name="T3">2-</text:span>8</text:p>
            <text:p text:style-name="P4"><text:span text:style-name="T3">2-</text:span>4</text:p>
            <text:p text:style-name="P4"><text:span text:style-name="T3">2-</text:span>2<text:span text:style-name="T3">=0</text:span></text:p>
            <text:p text:style-name="P1"><text:span text:style-name="T3">0</text:span>-<text:span text:style-name="T1">1</text:span></text:p>
          </table:table-cell>
          <table:table-cell table:style-name="Πίνακας5.D2" office:value-type="string">
            <text:p text:style-name="P6"><text:span text:style-name="T3">255</text:span>-1<text:span text:style-name="T1">28=127</text:span></text:p>
            <text:p text:style-name="P6"><text:span text:style-name="T1">127-</text:span>64<text:span text:style-name="T3">=63</text:span></text:p>
            <text:p text:style-name="P6"><text:span text:style-name="T3">63-</text:span>32<text:span text:style-name="T3">=31</text:span></text:p>
            <text:p text:style-name="P6"><text:span text:style-name="T3">31-</text:span>16<text:span text:style-name="T3">=15</text:span></text:p>
            <text:p text:style-name="P6"><text:span text:style-name="T3">15-</text:span>8<text:span text:style-name="T3">=7</text:span></text:p>
            <text:p text:style-name="P6"><text:span text:style-name="T3">7-</text:span>4<text:span text:style-name="T3">=3</text:span></text:p>
            <text:p text:style-name="P6"><text:span text:style-name="T3">3-</text:span>2<text:span text:style-name="T3">=1</text:span></text:p>
            <text:p text:style-name="P3">1-<text:span text:style-name="T1">1=0</text:span></text:p>
          </table:table-cell>
        </table:table-row>
      </table:table>
      <text:p text:style-name="P4"/>
      <text:p text:style-name="Standard"/>
      <text:p text:style-name="Standard">ζ) 165.43.255.255 →<text:span text:style-name="T3"> ΚΛΑΣΗ Β (ξεκινάει από 165 αλλά και η δυαδική μορφή ξεκινάει από 10)</text:span></text:p>
      <text:p text:style-name="Standard"/>
      <text:p text:style-name="P4"/>
      <table:table table:name="Πίνακας6" table:style-name="Πίνακας6">
        <table:table-column table:style-name="Πίνακας6.A" table:number-columns-repeated="3"/>
        <table:table-column table:style-name="Πίνακας6.D"/>
        <table:table-row>
          <table:table-cell table:style-name="Πίνακας6.A1" office:value-type="string">
            <text:p text:style-name="P10">1<text:span text:style-name="T3">65</text:span></text:p>
          </table:table-cell>
          <table:table-cell table:style-name="Πίνακας6.A1" office:value-type="string">
            <text:p text:style-name="P10">4<text:span text:style-name="T3">3</text:span></text:p>
          </table:table-cell>
          <table:table-cell table:style-name="Πίνακας6.A1" office:value-type="string">
            <text:p text:style-name="P10">2<text:span text:style-name="T3">55</text:span></text:p>
          </table:table-cell>
          <table:table-cell table:style-name="Πίνακας6.D1" office:value-type="string">
            <text:p text:style-name="P10">2<text:span text:style-name="T3">55</text:span></text:p>
          </table:table-cell>
        </table:table-row>
        <table:table-row>
          <table:table-cell table:style-name="Πίνακας6.A2" office:value-type="string">
            <text:p text:style-name="P10">1<text:span text:style-name="T3">0100101</text:span></text:p>
          </table:table-cell>
          <table:table-cell table:style-name="Πίνακας6.A2" office:value-type="string">
            <text:p text:style-name="P10">0<text:span text:style-name="T3">0101011</text:span></text:p>
          </table:table-cell>
          <table:table-cell table:style-name="Πίνακας6.A2" office:value-type="string">
            <text:p text:style-name="P10">1<text:span text:style-name="T3">1111111</text:span></text:p>
          </table:table-cell>
          <table:table-cell table:style-name="Πίνακας6.D2" office:value-type="string">
            <text:p text:style-name="P10">1<text:span text:style-name="T3">1111111</text:span></text:p>
          </table:table-cell>
        </table:table-row>
        <table:table-row>
          <table:table-cell table:style-name="Πίνακας6.A2" office:value-type="string">
            <text:p text:style-name="P4"><text:span text:style-name="T3">165</text:span>-128<text:span text:style-name="T3">=37</text:span></text:p>
            <text:p text:style-name="P4"><text:span text:style-name="T3">37</text:span>-<text:span text:style-name="T1">64</text:span></text:p>
            <text:p text:style-name="P4"><text:span text:style-name="T3">37-</text:span>32<text:span text:style-name="T3">=5</text:span></text:p>
            <text:p text:style-name="P4"><text:span text:style-name="T3">5-</text:span>16</text:p>
            <text:p text:style-name="P4"><text:span text:style-name="T3">5-</text:span>8</text:p>
            <text:p text:style-name="P4"><text:span text:style-name="T3">5-</text:span>4<text:span text:style-name="T3">=1</text:span></text:p>
            <text:p text:style-name="P4"><text:span text:style-name="T3">1-</text:span>2</text:p>
            <text:p text:style-name="P1"><text:span text:style-name="T3">1-</text:span>1<text:span text:style-name="T3">=0</text:span></text:p>
          </table:table-cell>
          <table:table-cell table:style-name="Πίνακας6.A2" office:value-type="string">
            <text:p text:style-name="P4"><text:span text:style-name="T3">43</text:span>-128</text:p>
            <text:p text:style-name="P4"><text:span text:style-name="T1">43-</text:span>64</text:p>
            <text:p text:style-name="P4"><text:span text:style-name="T1">43-</text:span>32<text:span text:style-name="T3">=11</text:span></text:p>
            <text:p text:style-name="P4"><text:span text:style-name="T3">11-</text:span>16</text:p>
            <text:p text:style-name="P4"><text:span text:style-name="T3">11-</text:span>8<text:span text:style-name="T1">=3</text:span></text:p>
            <text:p text:style-name="P4"><text:span text:style-name="T3">3-</text:span>4</text:p>
            <text:p text:style-name="P4"><text:span text:style-name="T3">3-</text:span>2<text:span text:style-name="T3">=1</text:span></text:p>
            <text:p text:style-name="P1"><text:span text:style-name="T3">1-</text:span>1<text:span text:style-name="T3">=0</text:span></text:p>
          </table:table-cell>
          <table:table-cell table:style-name="Πίνακας6.A2" office:value-type="string">
            <text:p text:style-name="P6"><text:span text:style-name="T3">255</text:span>-1<text:span text:style-name="T1">28=127</text:span></text:p>
            <text:p text:style-name="P6"><text:span text:style-name="T1">127-</text:span>64<text:span text:style-name="T3">=63</text:span></text:p>
            <text:p text:style-name="P6"><text:span text:style-name="T3">63-</text:span>32<text:span text:style-name="T3">=31</text:span></text:p>
            <text:p text:style-name="P6"><text:span text:style-name="T3">31-</text:span>16<text:span text:style-name="T3">=15</text:span></text:p>
            <text:p text:style-name="P6"><text:span text:style-name="T3">15-</text:span>8<text:span text:style-name="T3">=7</text:span></text:p>
            <text:p text:style-name="P6"><text:span text:style-name="T3">7-</text:span>4<text:span text:style-name="T3">=3</text:span></text:p>
            <text:p text:style-name="P6"><text:span text:style-name="T3">3-</text:span>2<text:span text:style-name="T3">=1</text:span></text:p>
            <text:p text:style-name="P3">1-<text:span text:style-name="T1">1=0</text:span></text:p>
          </table:table-cell>
          <table:table-cell table:style-name="Πίνακας6.D2" office:value-type="string">
            <text:p text:style-name="P4"><text:span text:style-name="T3">255</text:span>-1<text:span text:style-name="T1">28=127</text:span></text:p>
            <text:p text:style-name="P4"><text:span text:style-name="T1">127-</text:span>64<text:span text:style-name="T3">=63</text:span></text:p>
            <text:p text:style-name="P4"><text:span text:style-name="T3">63-</text:span>32<text:span text:style-name="T3">=31</text:span></text:p>
            <text:p text:style-name="P4"><text:span text:style-name="T3">31-</text:span>16<text:span text:style-name="T3">=15</text:span></text:p>
            <text:p text:style-name="P4"><text:span text:style-name="T3">15-</text:span>8<text:span text:style-name="T3">=7</text:span></text:p>
            <text:p text:style-name="P4"><text:span text:style-name="T3">7-</text:span>4<text:span text:style-name="T3">=3</text:span></text:p>
            <text:p text:style-name="P4"><text:span text:style-name="T3">3-</text:span>2<text:span text:style-name="T3">=1</text:span></text:p>
            <text:p text:style-name="P1">1-<text:span text:style-name="T1">1=0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3T20:57:05.562509318</meta:creation-date>
    <dc:date>2019-11-24T23:14:29.634220900</dc:date>
    <meta:editing-duration>PT19M23S</meta:editing-duration>
    <meta:editing-cycles>4</meta:editing-cycles>
    <meta:generator>LibreOffice/6.3.3.2.0$Linux_X86_64 LibreOffice_project/30$Build-2</meta:generator>
    <meta:document-statistic meta:table-count="6" meta:image-count="0" meta:object-count="0" meta:page-count="2" meta:paragraph-count="246" meta:word-count="325" meta:character-count="1676" meta:non-whitespace-character-count="1597"/>
  </office:meta>
</office:document-meta>
</file>